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Alleluja, Alleluja,</text:span><text:span text:style-name="T1"><text:line-break/></text:span><text:span text:style-name="T1">Alleluja, Alleluja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1. Niech zabrzmi Panu</text:span><text:span text:style-name="T1"><text:line-break/></text:span><text:span text:style-name="T1">chwała w niebiosach,</text:span><text:span text:style-name="T1"><text:line-break/></text:span><text:span text:style-name="T1">- Na wysokościach cześć</text:span><text:span text:style-name="T1"><text:line-break/></text:span><text:span text:style-name="T1">niech oddadzą.</text:span><text:span text:style-name="T1"><text:line-break/></text:span><text:span text:style-name="T1">Wielbijcie Pana</text:span><text:span text:style-name="T1"><text:line-break/></text:span><text:span text:style-name="T1">duchy niebieskie</text:span><text:span text:style-name="T1"><text:line-break/></text:span><text:span text:style-name="T1">- Wielbijcie Pana</text:span><text:span text:style-name="T1"><text:line-break/></text:span><text:span text:style-name="T1">Jego zastęp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Alleluja, Alleluja,</text:span><text:span text:style-name="T1"><text:line-break/></text:span><text:span text:style-name="T1">Alleluja, Alleluja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2. Słońce, księżycu,</text:span><text:span text:style-name="T1"><text:line-break/></text:span><text:span text:style-name="T1">wielbijcie Pana,</text:span><text:span text:style-name="T1"><text:line-break/></text:span><text:span text:style-name="T1">- Gwiazdy świecące,</text:span><text:span text:style-name="T1"><text:line-break/></text:span><text:span text:style-name="T1">wielbijcie Pana,</text:span><text:span text:style-name="T1"><text:line-break/></text:span><text:span text:style-name="T1">Niebiosa niebios</text:span><text:span text:style-name="T1"><text:line-break/></text:span><text:span text:style-name="T1">wielbijcie Pana,</text:span><text:span text:style-name="T1"><text:line-break/></text:span><text:span text:style-name="T1">- Wody podniebne</text:span><text:span text:style-name="T1"><text:line-break/></text:span><text:span text:style-name="T1">wielbijcie Pan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Alleluja, Alleluja,</text:span><text:span text:style-name="T1"><text:line-break/></text:span><text:span text:style-name="T1">Alleluja, Alleluja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3. Niech wszyscy</text:span><text:span text:style-name="T1"><text:line-break/></text:span><text:span text:style-name="T1">wielbią Imię Pana,</text:span><text:span text:style-name="T1"><text:line-break/></text:span><text:span text:style-name="T1">- Bo Jego słowo stwarza</text:span><text:span text:style-name="T1"><text:line-break/></text:span><text:span text:style-name="T1">wciąż wszystko,</text:span><text:span text:style-name="T1"><text:line-break/></text:span><text:span text:style-name="T1">Bo tylko</text:span><text:span text:style-name="T1"><text:line-break/></text:span><text:span text:style-name="T1">Jego Imię jest wzniosłe,</text:span><text:span text:style-name="T1"><text:line-break/></text:span><text:span text:style-name="T1">- Niechaj na wieki brzmi</text:span><text:span text:style-name="T1"><text:line-break/></text:span><text:span text:style-name="T1">Jego chwał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Alleluja, Alleluja,</text:span><text:span text:style-name="T1"><text:line-break/></text:span><text:span text:style-name="T1">Alleluja, Alleluja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4. On daje siłę </text:span><text:span text:style-name="T1">swemu ludowi,</text:span><text:span text:style-name="T1"><text:line-break/></text:span><text:span text:style-name="T1">- Z prochu podnosi</text:span><text:span text:style-name="T1"><text:line-break/></text:span><text:span text:style-name="T1">swoich przyjaciół.</text:span><text:span text:style-name="T1"><text:line-break/></text:span><text:span text:style-name="T1">Jest Bogiem bliskim</text:span><text:span text:style-name="T1"><text:line-break/></text:span><text:span text:style-name="T1">dla Izraela,</text:span><text:span text:style-name="T1"><text:line-break/></text:span><text:span text:style-name="T1">- Swoich wybranych</text:span><text:span text:style-name="T1"><text:line-break/></text:span><text:span text:style-name="T1">On sam umacni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Alleluja, Alleluja,</text:span><text:span text:style-name="T1"><text:line-break/></text:span><text:span text:style-name="T1">Alleluja, Alleluja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19"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5. Niech zabrzmi </text:span><text:span text:style-name="T1">chwała</text:span><text:span text:style-name="T1"><text:line-break/></text:span><text:span text:style-name="T1">Ojcu, </text:span><text:span text:style-name="T1">co stwarza,</text:span><text:span text:style-name="T1"><text:line-break/></text:span><text:span text:style-name="T1">- Jego Synowi,</text:span><text:span text:style-name="T1"><text:line-break/></text:span><text:span text:style-name="T1">który jest Panem,</text:span><text:span text:style-name="T1"><text:line-break/></text:span><text:span text:style-name="T1">Duchowi, który</text:span><text:span text:style-name="T1"><text:line-break/></text:span><text:span text:style-name="T1">w nas zamieszkuje</text:span><text:span text:style-name="T1"><text:line-break/></text:span><text:span text:style-name="T1">- przez wszystkie</text:span><text:span text:style-name="T1"><text:line-break/></text:span><text:span text:style-name="T1">wieki wieków. Amen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Alleluja, Alleluja,</text:span><text:span text:style-name="T1"><text:line-break/></text:span><text:span text:style-name="T1">Alleluja, Alleluja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7T17:50:27</meta:creation-date>
    <dc:creator>Rafał Talacha</dc:creator>
    <dc:date>2009-01-27T10:23:57</dc:date>
    <dc:language>pl-PL</dc:language>
    <meta:editing-cycles>7</meta:editing-cycles>
    <meta:editing-duration>PT7M18S</meta:editing-duration>
    <meta:user-defined meta:name="Info 1"/>
    <meta:user-defined meta:name="Info 2"/>
    <meta:user-defined meta:name="Info 3"/>
    <meta:user-defined meta:name="Info 4"/>
    <meta:document-statistic meta:object-count="54"/>
  </office:meta>
</office:document-meta>
</file>